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15.png" xlink:type="simple" xlink:show="embed" xlink:actuate="onLoad"/></draw:frame></text:p>
          </table:table-cell>
          <table:table-cell table:style-name="Table1.B1" office:value-type="string">
            <text:h text:style-name="P1" text:outline-level="1">Взаимная спектральная плотность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1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взаимной спектральной плотности двух <text:span text:style-name="T3">скалярных</text:span> входных сигналов.</text:p>
            <text:p text:style-name="P5">Взаимная спектральная плотность вычисляется по следующему алгоритму:</text:p>
            <text:list xml:id="list3835520064439299116" text:style-name="L1">
              <text:list-item>
                <text:p text:style-name="P6">Реализации двух сигналов делятся на отдельные серии, причём <text:span text:style-name="T1">размер серии должен быть целой степенью числа 2</text:span>.</text:p>
              </text:list-item>
              <text:list-item>
                <text:p text:style-name="P6">Выполняется предварительная подготовка данных, состоящая: в удалении из исходных данных среднего значения или линейного тренда; в умножении данных на весовые коэффициенты (временное окно). Умножение данных на временное окно позволяет уменьшить погрешности, связанные с вычислением дискретного преобразования Фурье, например, уменьшить просачивание через боковые максимумы.</text:p>
              </text:list-item>
              <text:list-item>
                <text:p text:style-name="P8"><text:span text:style-name="T7">Методом быстрого преобразования Фурье (БПФ) вычисляются дискретные преобразования Фурье двух действительных последовательностей:<text:line-break/></text:span><text:span text:style-name="T7"><draw:frame draw:style-name="fr3" draw:name="Объект1" text:anchor-type="as-char" svg:width="9.297cm" svg:height="4.27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    </text:list-item>
              <text:list-item>
                <text:p text:style-name="P9"><text:span text:style-name="T7">Абсолютная </text:span><text:span text:style-name="T7">взаимная </text:span><text:span text:style-name="T7">спектральная плотность вычисляется по следующей формуле:<text:line-break/></text:span><text:span text:style-name="T7"><draw:frame draw:style-name="fr3" draw:name="Объект2" text:anchor-type="as-char" svg:width="4.226cm" svg:height="1.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, </text:span><text:span text:style-name="T7">где<text:line-break/></text:span><text:span text:style-name="T7"><draw:frame draw:style-name="fr3" draw:name="Объект3" text:anchor-type="as-char" svg:width="0.796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">– </text:span><text:span text:style-name="T7">период дискретизации сигнала;<text:line-break/></text:span><text:span text:style-name="T7"><draw:frame draw:style-name="fr3" draw:name="Объект4" text:anchor-type="as-char" svg:width="0.478cm" svg:height="0.48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– </text:span><text:span text:style-name="T7">к</text:span><text:span text:style-name="T7">оэффициент, зависящий от способа взвешивания входной величины.</text:span></text:p>
              </text:list-item>
              <text:list-item>
                <text:p text:style-name="P9"><text:span text:style-name="T7">Нормирование взаимной спектральной плотности осуществляется путём деления абсолютной на величину:<text:line-break/></text:span><text:span text:style-name="T7"><draw:frame draw:style-name="fr3" draw:name="Объект5" text:anchor-type="as-char" svg:width="3.353cm" svg:height="0.85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, </text:span><text:span text:style-name="T7">где</text:span><text:span text:style-name="T7"><draw:frame draw:style-name="fr3" draw:name="Объект7" text:anchor-type="as-char" svg:width="0.767cm" svg:height="0.79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">– дисперсия величины x,</text:span><text:span text:style-name="T7"><draw:frame draw:style-name="fr3" draw:name="Объект8" text:anchor-type="as-char" svg:width="0.783cm" svg:height="0.7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– дисперсия величины у.</text:span></text:p>
              </text:list-item>
            </text:list>
            <text:p text:style-name="P5">Блок имеет 2 <text:span text:style-name="T3">входных</text:span> порта и 2 <text:span text:style-name="T3">выходных</text:span> порта.</text:p>
            <text:p text:style-name="P5">Входные сигналы должны быть <text:span text:style-name="T1">скалярными</text:span>.</text:p>
            <text:p text:style-name="P5">Сигнал на 1-ом выходном порте – вектор частот. <text:s/></text:p>
            <text:p text:style-name="P5"><text:soft-page-break/>Сигнал на 2-ом выходном порте – вектор значений спектральной плотности. </text:p>
            <text:p text:style-name="P5">Размерности выходных сигналов <text:span text:style-name="T3">одинаковы</text:span> и равны <text:span text:style-name="T9">0,5·N – 1</text:span>, где <text:span text:style-name="T3">N</text:span> – размер серии.</text:p>
            <text:p text:style-name="P5"><text:span text:style-name="T1">Свойства</text:span>:</text:p>
            <text:list xml:id="list7880455999801434868" text:style-name="L2">
              <text:list-item>
                <text:p text:style-name="P7">Размер серии – значение этого свойства определяет размер серии в выборке. Размер серии <text:span text:style-name="T1">должен быть целой степенью числа 2</text:span>.</text:p>
              </text:list-item>
              <text:list-item>
                <text:p text:style-name="P10"><text:span text:style-name="T7">Расчет по всей выборке (</text:span><text:span text:style-name="T2">Да</text:span><text:span text:style-name="T7"> или </text:span><text:span text:style-name="T2">Нет</text:span><text:span text:style-name="T7">) – если это свойство имеет значение </text:span><text:span text:style-name="T2">Нет</text:span><text:span text:style-name="T7">, то </text:span><text:span text:style-name="T4">взаимная спектральная плотность</text:span><text:span text:style-name="T7"> вычисляется по отдельным сериям. Если значение свойства равно </text:span><text:span text:style-name="T2">Да</text:span><text:span text:style-name="T7">, то </text:span><text:span text:style-name="T4">взаимная спектральная плотность</text:span><text:span text:style-name="T7"> вычисляется по неограниченному числу значений, при этом результаты расчёта усредняются по всем сериям. </text:span></text:p>
              </text:list-item>
              <text:list-item>
                <text:p text:style-name="P10"><text:span text:style-name="T7">Период квантования – значение этого свойства определяет длительность временного интервала между </text:span><text:span text:style-name="T4">двумя последовательными</text:span><text:span text:style-name="T7"> считываниями значений сигнала на входе блока. Если это свойство равно </text:span><text:span text:style-name="T2">0</text:span><text:span text:style-name="T7"> (нулю), то считывание производится с периодом, </text:span><text:span text:style-name="T4">равным шагу интегрирования</text:span><text:span text:style-name="T7">.</text:span></text:p>
              </text:list-item>
              <text:list-item>
                <text:p text:style-name="P7">Удаление линейного тренда (<text:span text:style-name="T1">Да</text:span> или <text:span text:style-name="T1">Нет</text:span>) – если это свойство имеет значение <text:span text:style-name="T1">Да</text:span>, то из массива <text:span text:style-name="T3">накопленных</text:span> значений входных сигналов предварительно вычитаются линейные тренды.</text:p>
              </text:list-item>
              <text:list-item>
                <text:p text:style-name="P7">Тип окна (<text:span text:style-name="T1">Прямоугольное</text:span>, <text:span text:style-name="T1">Ханна</text:span>, <text:span text:style-name="T1">Вэлча</text:span>, <text:span text:style-name="T1">Парсена</text:span>). Тип окна определяет способ вычисления весовых коэффициентов при предварительной обработке данных. Если тип окна – <text:span text:style-name="T1">Прямоугольное</text:span>, то весовые коэффициенты равны единице.</text:p>
              </text:list-item>
              <text:list-item>
                <text:p text:style-name="P7">Вывод (<text:span text:style-name="T1">Абсолютный спектр</text:span>, <text:span text:style-name="T1">Нормированный спектр</text:span>, <text:span text:style-name="T1">Угол сдвига фаз</text:span>). Наименование опции определяет тип спектральной характеристики, рассчитываемой блоком. Если выбрана опция <text:span text:style-name="T1">Абсолютный спектр</text:span>, то выводится <text:span text:style-name="T3">абсолютная</text:span> спектральная плотность. Если выбрана опция <text:span text:style-name="T1">Нормированный спектр</text:span>, то выводится <text:span text:style-name="T3">нормированная</text:span> спектральная плотность (нормировка на корень квадратный из произведения дисперсий анализируемых сигналов). Если выбрана опция <text:span text:style-name="T6">Угол сдвига фаз</text:span>, то выводится значение фазового сдвига, вычисляемого по следующей формуле:<text:line-break/><draw:frame draw:style-name="fr3" draw:name="Объект9" text:anchor-type="as-char" svg:width="8.888cm" svg:height="1.65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заимная спектральная плотность</dc:title>
    <dc:date>2014-12-26T10:19:56.81</dc:date>
    <meta:generator>OpenOffice/4.1.1$Win32 OpenOffice.org_project/411m6$Build-9775</meta:generator>
    <meta:editing-duration>PT10H16M31S</meta:editing-duration>
    <meta:editing-cycles>182</meta:editing-cycles>
    <meta:document-statistic meta:table-count="1" meta:image-count="2" meta:object-count="8" meta:page-count="2" meta:paragraph-count="25" meta:word-count="405" meta:character-count="309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table>
      <mtr>
        <mtd>
          <mrow>
            <mi>X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x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i>,</mi>
          </mrow>
        </mtd>
      </mtr>
      <mtr>
        <mtd>
          <mrow>
            <mi>Y</mi>
            <mrow>
              <mrow>
                <mo stretchy="false">(</mo>
                <mrow>
                  <mi>f</mi>
                  <mi>,</mi>
                  <mi>T</mi>
                </mrow>
                <mo stretchy="false">)</mo>
              </mrow>
              <mo stretchy="false">=</mo>
              <mo stretchy="false">Δ</mo>
            </mrow>
            <mi>t</mi>
            <mfenced open="(" close=")">
              <mrow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sub>
                        <mi>y</mi>
                        <mi>n</mi>
                      </msub>
                      <mo stretchy="false">⋅</mo>
                      <msup>
                        <mi>e</mi>
                        <mrow>
                          <mfrac>
                            <mrow>
                              <mrow>
                                <mrow>
                                  <mo stretchy="false">−</mo>
                                  <mi>i</mi>
                                </mrow>
                                <mo stretchy="false">⋅</mo>
                                <mn>2</mn>
                              </mrow>
                              <mo stretchy="false">π</mo>
                              <mi>f</mi>
                              <mi>n</mi>
                            </mrow>
                            <mrow>
                              <mi>N</mi>
                            </mrow>
                          </mfrac>
                        </mrow>
                      </msup>
                    </mrow>
                  </mrow>
                </mrow>
              </mrow>
            </mfenced>
            <mn>.</mn>
          </mrow>
        </mtd>
      </mtr>
    </mtable>
    <annotation encoding="StarMath 5.0">X(f,T) = %DELTA t
left (
 sum from {n=1} to {N-1} {x_n cdot e ^ {{-i cdot 2 %pi f n} over {N}}}
right ) ,
newline
Y(f,T) = %DELTA t
left (
 sum from {n=1} to {N-1} {y_n cdot e ^ {{-i cdot 2 %pi f n} over {N}}}
right ) .</annotation>
  </semantics>
</math>
</file>

<file path=Object 2/content.xml><?xml version="1.0" encoding="utf-8"?>
<math xmlns="http://www.w3.org/1998/Math/MathML">
  <semantics>
    <mrow>
      <mrow>
        <msub>
          <mi>G</mi>
          <mi mathvariant="italic">xy</mi>
        </msub>
        <mo stretchy="false">=</mo>
        <mfrac>
          <mrow>
            <mrow>
              <mn>2</mn>
              <mo stretchy="false">⋅</mo>
              <mo stretchy="false">Δ</mo>
            </mrow>
            <mrow>
              <mrow>
                <mi>t</mi>
                <mo stretchy="false">⋅</mo>
                <msub>
                  <mi>X</mi>
                  <mi>i</mi>
                </msub>
              </mrow>
              <mo stretchy="false">⋅</mo>
              <msub>
                <mi>Y</mi>
                <mi>i</mi>
              </msub>
            </mrow>
          </mrow>
          <mrow>
            <mrow>
              <mi>N</mi>
              <mo stretchy="false">⋅</mo>
              <mo stretchy="false">ζ</mo>
            </mrow>
          </mrow>
        </mfrac>
      </mrow>
    </mrow>
    <annotation encoding="StarMath 5.0">G_xy = {2 cdot %DELTA t cdot X_i cdot Y_i} over { N cdot %zeta }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4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/content.xml><?xml version="1.0" encoding="utf-8"?>
<math xmlns="http://www.w3.org/1998/Math/MathML">
  <semantics>
    <mrow>
      <mrow>
        <msubsup>
          <mo stretchy="false">σ</mo>
          <mi mathvariant="italic">xy</mi>
          <mn>2</mn>
        </msubsup>
        <mo stretchy="false">=</mo>
        <msqrt>
          <mrow>
            <mrow>
              <msubsup>
                <mo stretchy="false">σ</mo>
                <mi>x</mi>
                <mn>2</mn>
              </msubsup>
              <mo stretchy="false">+</mo>
              <msubsup>
                <mo stretchy="false">σ</mo>
                <mi>y</mi>
                <mn>2</mn>
              </msubsup>
            </mrow>
          </mrow>
        </msqrt>
      </mrow>
    </mrow>
    <annotation encoding="StarMath 5.0">%sigma_xy ^ 2 = sqrt {%sigma_x ^ 2 + %sigma_y ^ 2}</annotation>
  </semantics>
</math>
</file>

<file path=Object 7/content.xml><?xml version="1.0" encoding="utf-8"?>
<math xmlns="http://www.w3.org/1998/Math/MathML">
  <semantics>
    <mrow>
      <msubsup>
        <mo stretchy="false">σ</mo>
        <mi>x</mi>
        <mn>2</mn>
      </msubsup>
    </mrow>
    <annotation encoding="StarMath 5.0">%sigma_x ^ 2</annotation>
  </semantics>
</math>
</file>

<file path=Object 8/content.xml><?xml version="1.0" encoding="utf-8"?>
<math xmlns="http://www.w3.org/1998/Math/MathML">
  <semantics>
    <mrow>
      <msubsup>
        <mo stretchy="false">σ</mo>
        <mi>y</mi>
        <mn>2</mn>
      </msubsup>
    </mrow>
    <annotation encoding="StarMath 5.0">%sigma_y ^ 2</annotation>
  </semantics>
</math>
</file>

<file path=Object 9/content.xml><?xml version="1.0" encoding="utf-8"?>
<math xmlns="http://www.w3.org/1998/Math/MathML">
  <semantics>
    <mrow>
      <mrow>
        <mo stretchy="false">ϕ</mo>
        <mo stretchy="false">=</mo>
        <mi mathvariant="italic">arctg</mi>
      </mrow>
      <mrow>
        <mfenced open="(" close=")">
          <mrow>
            <mfrac>
              <mrow>
                <mo stretchy="false">ℑ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  <mrow>
                <mo stretchy="false">ℜ</mo>
                <mrow>
                  <mo stretchy="false">(</mo>
                  <mrow>
                    <msub>
                      <mi>G</mi>
                      <mi mathvariant="italic">xy</mi>
                    </msub>
                  </mrow>
                  <mo stretchy="false">)</mo>
                </mrow>
              </mrow>
            </mfrac>
          </mrow>
        </mfenced>
        <mo stretchy="false">=</mo>
        <mi mathvariant="italic">arctg</mi>
      </mrow>
      <mfenced open="(" close=")">
        <mrow>
          <mfrac>
            <mrow>
              <mtext>Im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  <mrow>
              <mtext>Re</mtext>
              <mrow>
                <mo stretchy="false">(</mo>
                <mrow>
                  <msub>
                    <mi>G</mi>
                    <mi mathvariant="italic">xy</mi>
                  </msub>
                </mrow>
                <mo stretchy="false">)</mo>
              </mrow>
            </mrow>
          </mfrac>
        </mrow>
      </mfenced>
    </mrow>
    <annotation encoding="StarMath 5.0">%phi = arctg left (
{Im(G_xy)} over {Re(G_xy)}
right ) =
arctg left (
{"Im"(G_xy)} over {"Re"(G_xy)}
right )</annotation>
  </semantics>
</math>
</file>